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75" calcext:value-type="float">
            <text:p>1575</text:p>
          </table:table-cell>
          <table:table-cell table:style-name="ce7" table:formula="of:=COUNTIF([.B7:.B999998];&quot;X&quot;)" office:value-type="float" office:value="1376" calcext:value-type="float">
            <text:p>1376</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8" calcext:value-type="float">
            <text:p>98</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80" calcext:value-type="float">
            <text:p>180</text:p>
          </table:table-cell>
          <table:table-cell table:style-name="ce25" table:formula="of:=SUM([.B2:.F2])" office:value-type="float" office:value="1680" calcext:value-type="float">
            <text:p>168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21" table:formula="of:=[.A1542]+1" office:value-type="date" office:date-value="2026-02-26" calcext:value-type="date">
            <text:p>26/02/2026</text:p>
          </table:table-cell>
          <table:table-cell table:style-name="ce37" office:value-type="string" calcext:value-type="string">
            <text:p>X</text:p>
          </table:table-cell>
          <table:table-cell table:style-name="ce37" table:number-columns-repeated="4"/>
          <table:table-cell table:style-name="ce49" office:value-type="string" calcext:value-type="string">
            <text:p>Nossos 15 anos de casamento, abençoados pelo nosso Deu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Estudei bastante.</text:p>
          </table:table-cell>
          <table:table-cell table:number-columns-repeated="1014"/>
        </table:table-row>
        <table:table-row table:style-name="ro13">
          <table:table-cell table:style-name="ce18" table:formula="of:=[.A1543]+1" office:value-type="date" office:date-value="2026-02-27" calcext:value-type="date">
            <text:p>2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21" table:formula="of:=[.A1544]+1" office:value-type="date" office:date-value="2026-02-28" calcext:value-type="date">
            <text:p>28/02/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Descansei ao longo do dia.</text:p>
          </table:table-cell>
          <table:table-cell table:number-columns-repeated="1014"/>
        </table:table-row>
        <table:table-row table:style-name="ro13">
          <table:table-cell table:style-name="ce21" table:formula="of:=[.A1545]+1" office:value-type="date" office:date-value="2026-03-01" calcext:value-type="date">
            <text:p>01/03/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40 anos de meu irmão de sangue, Pe. Marco Auréli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Fiz e comi churrasco.</text:p>
          </table:table-cell>
          <table:table-cell table:number-columns-repeated="1014"/>
        </table:table-row>
        <table:table-row table:style-name="ro5">
          <table:table-cell table:style-name="ce18" table:formula="of:=[.A1546]+1" office:value-type="date" office:date-value="2026-03-02" calcext:value-type="date">
            <text:p>02/03/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Recebi elogios da equipe. Porém, não recebi o valor (mais que justo e merecido) do bônus da empresa anter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47]+1" office:value-type="date" office:date-value="2026-03-03" calcext:value-type="date">
            <text:p>0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aprovada e mergeada, partindo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48]+1" office:value-type="date" office:date-value="2026-03-04" calcext:value-type="date">
            <text:p>0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ou bastante participativo e recebendo elogios da equip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9]+1" office:value-type="date" office:date-value="2026-03-05" calcext:value-type="date">
            <text:p>0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0]+1" office:value-type="date" office:date-value="2026-03-06" calcext:value-type="date">
            <text:p>0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1]+1" office:value-type="date" office:date-value="2026-03-07" calcext:value-type="date">
            <text:p>0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52]+1" office:value-type="date" office:date-value="2026-03-08" calcext:value-type="date">
            <text:p>0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53]+1" office:value-type="date" office:date-value="2026-03-09" calcext:value-type="date">
            <text:p>0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udança no escopo da demanda e eu estou conseguindo evolu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54]+1" office:value-type="date" office:date-value="2026-03-10" calcext:value-type="date">
            <text:p>10/03/2026</text:p>
          </table:table-cell>
          <table:table-cell table:style-name="ce28" table:number-columns-repeated="4"/>
          <table:table-cell table:style-name="ce28" office:value-type="string" calcext:value-type="string">
            <text:p>X</text:p>
          </table:table-cell>
          <table:table-cell table:style-name="ce42" office:value-type="string" calcext:value-type="string">
            <text:p>Demissão em massa na empresa e vários colegas de nossa Tribo e Time foram impact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8">
          <table:table-cell table:style-name="ce18" table:formula="of:=[.A1555]+1" office:value-type="date" office:date-value="2026-03-11" calcext:value-type="date">
            <text:p>11/03/2026</text:p>
          </table:table-cell>
          <table:table-cell table:style-name="ce28" table:number-columns-repeated="4"/>
          <table:table-cell table:style-name="ce28" office:value-type="string" calcext:value-type="string">
            <text:p>X</text:p>
          </table:table-cell>
          <table:table-cell table:style-name="ce42" office:value-type="string" calcext:value-type="string">
            <text:p>Hoje ainda foi um dia estranho e triste, ausência dos colegas, time dissolvido e saber que serei migrado pra outro contexto totalmente diferent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6]+1" office:value-type="date" office:date-value="2026-03-12" calcext:value-type="date">
            <text:p>12/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7]+1" office:value-type="date" office:date-value="2026-03-13" calcext:value-type="date">
            <text:p>13/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8]+1" office:value-type="date" office:date-value="2026-03-14" calcext:value-type="date">
            <text:p>1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chorro-quente.</text:p>
          </table:table-cell>
          <table:table-cell table:number-columns-repeated="1014"/>
        </table:table-row>
        <table:table-row table:style-name="ro13">
          <table:table-cell table:style-name="ce18" table:formula="of:=[.A1559]+1" office:value-type="date" office:date-value="2026-03-15" calcext:value-type="date">
            <text:p>1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60]+1" office:value-type="date" office:date-value="2026-03-16" calcext:value-type="date">
            <text:p>1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novo time e, de verdade, obrigado Deus, pois, eu goste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61]+1" office:value-type="date" office:date-value="2026-03-17" calcext:value-type="date">
            <text:p>1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6">
          <table:table-cell table:style-name="ce18" table:formula="of:=[.A1562]+1" office:value-type="date" office:date-value="2026-03-18" calcext:value-type="date">
            <text:p>1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13">
          <table:table-cell table:style-name="ce18" table:formula="of:=[.A1563]+1" office:value-type="date" office:date-value="2026-03-19" calcext:value-type="date">
            <text:p>1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e o aniversário de meu pa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teatro de Páscoa da igreja.</text:p>
          </table:table-cell>
          <table:table-cell table:number-columns-repeated="1014"/>
        </table:table-row>
        <table:table-row table:style-name="ro13">
          <table:table-cell table:style-name="ce18" table:formula="of:=[.A1564]+1" office:value-type="date" office:date-value="2026-03-20" calcext:value-type="date">
            <text:p>2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65]+1" office:value-type="date" office:date-value="2026-03-21" calcext:value-type="date">
            <text:p>2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number-columns-repeated="1014"/>
        </table:table-row>
        <table:table-row table:style-name="ro6">
          <table:table-cell table:style-name="ce18" table:formula="of:=[.A1566]+1" office:value-type="date" office:date-value="2026-03-22" calcext:value-type="date">
            <text:p>22/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maravilhoso e abençoado com irmãos amigos queridos, churrasco e também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567]+1" office:value-type="date" office:date-value="2026-03-23" calcext:value-type="date">
            <text:p>2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568]+1" office:value-type="date" office:date-value="2026-03-24" calcext:value-type="date">
            <text:p>2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rme na alimentação.</text:p>
          </table:table-cell>
          <table:table-cell table:number-columns-repeated="1014"/>
        </table:table-row>
        <table:table-row table:style-name="ro6">
          <table:table-cell table:style-name="ce18" table:formula="of:=[.A1569]+1" office:value-type="date" office:date-value="2026-03-25" calcext:value-type="date">
            <text:p>2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partilhando conhecimento, aprendendo mais e tendo reconheci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18" table:formula="of:=[.A1570]+1" office:value-type="date" office:date-value="2026-03-26" calcext:value-type="date">
            <text:p>2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Recebi mais elogios pelo meu compartilh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1]+1" office:value-type="date" office:date-value="2026-03-27" calcext:value-type="date">
            <text:p>2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Fechei, com 100 pontos, mais duas provas bimestr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572]+1" office:value-type="date" office:date-value="2026-03-28" calcext:value-type="date">
            <text:p>2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73]+1" office:value-type="date" office:date-value="2026-03-29" calcext:value-type="date">
            <text:p>2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74]+1" office:value-type="date" office:date-value="2026-03-30" calcext:value-type="date">
            <text:p>3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5]+1" office:value-type="date" office:date-value="2026-03-31" calcext:value-type="date">
            <text:p>3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9">
          <table:table-cell table:style-name="ce18" table:formula="of:=[.A1576]+1" office:value-type="date" office:date-value="2026-04-01" calcext:value-type="date">
            <text:p>0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Tô uma máquina de entregas potencializado pelas IA, usando GH Copilot e Claude Code ao mesmo tempo [e não, não é mentira, mesmo hoje sendo 1º de Abril – huahuahu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77]+1" office:value-type="date" office:date-value="2026-04-02" calcext:value-type="date">
            <text:p>02/04/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o teatro pra intervenção de Páscoa na Igreja, tá ficando bênção pu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5">
          <table:table-cell table:style-name="ce18" table:formula="of:=[.A1578]+1" office:value-type="date" office:date-value="2026-04-03" calcext:value-type="date">
            <text:p>03/04/2026</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a sexta-feira Santa, dia em família, abençoado e tranquilo. E ainda cozinhei sardinhas (ficaram delicios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bacalhoada mais maravilhosa feita por minha mãe.</text:p>
          </table:table-cell>
          <table:table-cell table:number-columns-repeated="1014"/>
        </table:table-row>
        <table:table-row table:style-name="ro6">
          <table:table-cell table:style-name="ce18" table:formula="of:=[.A1579]+1" office:value-type="date" office:date-value="2026-04-04" calcext:value-type="date">
            <text:p>04/04/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O sábado… Em família, ensaio, e a espera pelo domingo. Onde Ele Viv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8">
          <table:table-cell table:style-name="ce18" table:formula="of:=[.A1580]+1" office:value-type="date" office:date-value="2026-04-05" calcext:value-type="date">
            <text:p>05/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omingo de Páscoa, Ele Ressuscitou, Ele Vive!! E, nossa intervenção Pascal com Teatro e Dança foi bênção, abençoada e abençoad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um churras de Páscoa.</text:p>
          </table:table-cell>
          <table:table-cell table:number-columns-repeated="1014"/>
        </table:table-row>
        <table:table-row table:style-name="ro3" table:number-rows-repeated="1046994">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4-05">00/00/0000</text:date>, <text:time style:data-style-name="N2" text:time-value="21:16:48.53116591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4-05T21:21:37.188609137</dc:date>
    <meta:editing-duration>P1DT16H24M13S</meta:editing-duration>
    <meta:editing-cycles>1575</meta:editing-cycles>
    <meta:document-statistic meta:table-count="1" meta:cell-count="9518" meta:object-count="0"/>
  </office:meta>
</office:document-meta>
</file>